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imes1" svg:font-family="Times"/>
    <style:font-face style:name="FreeSans1" svg:font-family="FreeSans" style:font-pitch="variable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="" draw:marker-start-width="0.339cm" draw:marker-end="" draw:marker-end-width="0.339cm" draw:stroke-linejoin="miter" svg:stroke-linecap="butt" draw:fill="none" fo:padding-top="0.079cm" fo:padding-bottom="0.079cm" fo:padding-left="0.079cm" fo:padding-right="0.079cm"/>
    </style:style>
    <style:style style:name="gr2" style:family="graphic" style:parent-style-name="standard">
      <style:graphic-properties draw:stroke="solid" svg:stroke-width="0.106cm" svg:stroke-color="#000000" draw:marker-start="" draw:marker-start-width="0.335cm" draw:marker-end="" draw:marker-end-width="0.335cm" draw:stroke-linejoin="miter" svg:stroke-linecap="butt" draw:fill="none" fo:padding-top="0.053cm" fo:padding-bottom="0.053cm" fo:padding-left="0.053cm" fo:padding-right="0.053cm"/>
    </style:style>
    <style:style style:name="gr3" style:family="graphic" style:parent-style-name="standard">
      <style:graphic-properties draw:stroke="solid" svg:stroke-width="0.106cm" svg:stroke-color="#800080" draw:marker-start="" draw:marker-start-width="0.309cm" draw:marker-end="Arrow_20_concave" draw:marker-end-width="0.309cm" draw:stroke-linejoin="miter" svg:stroke-linecap="butt" draw:fill="none" fo:padding-top="0.052cm" fo:padding-bottom="0.052cm" fo:padding-left="0.052cm" fo:padding-right="0.052cm"/>
    </style:style>
    <style:style style:name="gr4" style:family="graphic" style:parent-style-name="standard">
      <style:graphic-properties draw:stroke="solid" svg:stroke-width="0.106cm" svg:stroke-color="#000000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5" style:family="graphic" style:parent-style-name="standard">
      <style:graphic-properties draw:stroke="solid" svg:stroke-width="0.106cm" svg:stroke-color="#168253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6" style:family="graphic" style:parent-style-name="standard">
      <style:graphic-properties draw:stroke="solid" svg:stroke-width="0.106cm" svg:stroke-color="#000000" draw:marker-start="" draw:marker-start-width="0.335cm" draw:marker-end="Arrow_20_concave" draw:marker-end-width="0.335cm" draw:stroke-linejoin="miter" svg:stroke-linecap="butt" draw:fill="none" fo:padding-top="0.053cm" fo:padding-bottom="0.053cm" fo:padding-left="0.053cm" fo:padding-right="0.053cm"/>
    </style:style>
    <style:style style:name="gr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9cm" fo:min-width="1.09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919cm" fo:min-width="2.11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8cm" fo:min-width="1.0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59cm" fo:min-width="2.81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3.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3.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81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2.3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3.1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315cm" fo:min-width="4.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2.22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22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8cm" fo:min-width="1.0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919cm" fo:min-width="2.1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9cm" fo:min-width="1.09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svg:stroke-width="0.106cm" svg:stroke-color="#000000" draw:marker-start="" draw:marker-start-width="0.359cm" draw:marker-end="Arrow_20_concave" draw:marker-end-width="0.4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094cm" fo:min-width="1.115cm" fo:padding-top="0cm" fo:padding-bottom="0cm" fo:padding-left="0cm" fo:padding-right="0cm"/>
      <style:paragraph-properties style:writing-mode="lr-tb"/>
    </style:style>
    <style:style style:name="gr25" style:family="graphic" style:parent-style-name="objectwithoutfill">
      <style:graphic-properties svg:stroke-width="0.106cm" svg:stroke-color="#000000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24pt"/>
    </style:style>
    <style:style style:name="P3" style:family="paragraph">
      <loext:graphic-properties draw:fill="none"/>
      <style:text-properties fo:font-size="2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24pt" style:font-size-asian="20pt" style:font-size-complex="20pt"/>
    </style:style>
    <style:style style:name="P6" style:family="paragraph">
      <loext:graphic-properties draw:fill="none"/>
      <style:paragraph-properties fo:text-align="start" style:writing-mode="lr-tb"/>
      <style:text-properties fo:font-size="40pt" style:font-size-asian="32pt" style:font-size-complex="32pt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16pt" style:font-size-complex="16pt"/>
    </style:style>
    <style:style style:name="P8" style:family="paragraph">
      <loext:graphic-properties draw:fill="none"/>
      <style:paragraph-properties fo:text-align="start" style:writing-mode="lr-tb"/>
      <style:text-properties fo:color="#168253" fo:font-size="24pt" style:font-size-asian="16pt" style:font-size-complex="16pt"/>
    </style:style>
    <style:style style:name="P9" style:family="paragraph">
      <loext:graphic-properties draw:fill="none"/>
      <style:paragraph-properties fo:text-align="start" style:writing-mode="lr-tb"/>
      <style:text-properties fo:color="#800080" fo:font-size="24pt" style:font-size-asian="16pt" style:font-size-complex="16pt"/>
    </style:style>
    <style:style style:name="P10" style:family="paragraph">
      <loext:graphic-properties draw:fill="none"/>
      <style:paragraph-properties fo:text-align="start" style:writing-mode="lr-tb"/>
      <style:text-properties fo:font-size="24pt" style:font-size-asian="22pt" style:font-size-complex="2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start" style:writing-mode="lr-tb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T1" style:family="text">
      <style:text-properties fo:color="#000000" style:font-name="Times1" fo:font-size="24pt" fo:font-weight="bold" style:font-size-asian="20pt" style:font-name-complex="Times1" style:font-size-complex="20pt" style:font-weight-complex="bold"/>
    </style:style>
    <style:style style:name="T2" style:family="text">
      <style:text-properties fo:color="#000000" style:font-name="Times1" fo:font-size="40pt" fo:font-weight="bold" style:font-size-asian="32pt" style:font-name-complex="Times1" style:font-size-complex="32pt" style:font-weight-complex="bold"/>
    </style:style>
    <style:style style:name="T3" style:family="text">
      <style:text-properties fo:color="#000000" style:font-name="Times1" fo:font-size="24pt" fo:font-weight="bold" style:font-size-asian="16pt" style:font-name-complex="Times1" style:font-size-complex="16pt" style:font-weight-complex="bold"/>
    </style:style>
    <style:style style:name="T4" style:family="text">
      <style:text-properties fo:color="#168253" style:font-name="Times1" fo:font-size="24pt" fo:font-weight="bold" style:font-size-asian="16pt" style:font-name-complex="Times1" style:font-size-complex="16pt" style:font-weight-complex="bold"/>
    </style:style>
    <style:style style:name="T5" style:family="text">
      <style:text-properties fo:color="#800080" style:font-name="Times1" fo:font-size="24pt" fo:font-weight="bold" style:font-size-asian="16pt" style:font-name-complex="Times1" style:font-size-complex="16pt" style:font-weight-complex="bold"/>
    </style:style>
    <style:style style:name="T6" style:family="text">
      <style:text-properties fo:color="#000000" style:font-name="Times1" fo:font-size="24pt" fo:font-weight="bold" style:font-size-asian="22pt" style:font-name-complex="Times1" style:font-size-complex="22pt" style:font-weight-complex="bold"/>
    </style:style>
    <style:style style:name="T7" style:family="text">
      <style:text-properties fo:color="#000000" style:font-name="Times1" fo:font-size="28pt" fo:font-weight="bold" style:font-size-asian="28pt" style:font-name-complex="Times1" style:font-size-complex="28pt" style:font-weight-complex="bold"/>
    </style:style>
    <style:style style:name="T8" style:family="text">
      <style:text-properties fo:color="#000000" style:text-position="33% 58%" style:font-name="Times1" fo:font-size="28pt" fo:font-weight="bold" style:font-size-asian="28pt" style:font-name-complex="Times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16cm" svg:y1="0.419cm" svg:x2="7.899cm" svg:y2="0.419cm">
          <text:p/>
        </draw:line>
        <draw:line draw:style-name="gr2" draw:text-style-name="P2" draw:layer="layout" svg:x1="8.58cm" svg:y1="10.624cm" svg:x2="12.404cm" svg:y2="10.624cm">
          <text:p/>
        </draw:line>
        <draw:line draw:style-name="gr3" draw:text-style-name="P2" draw:layer="layout" svg:x1="13.474cm" svg:y1="5.731cm" svg:x2="13.474cm" svg:y2="10.624cm">
          <text:p/>
        </draw:line>
        <draw:line draw:style-name="gr4" draw:text-style-name="P3" draw:layer="layout" svg:x1="14.141cm" svg:y1="16.753cm" svg:x2="22.346cm" svg:y2="16.741cm">
          <text:p/>
        </draw:line>
        <draw:line draw:style-name="gr5" draw:text-style-name="P2" draw:layer="layout" svg:x1="8.58cm" svg:y1="5.731cm" svg:x2="22.498cm" svg:y2="5.731cm">
          <text:p/>
        </draw:line>
        <draw:line draw:style-name="gr6" draw:text-style-name="P2" draw:layer="layout" svg:x1="8.58cm" svg:y1="5.731cm" svg:x2="12.404cm" svg:y2="5.731cm">
          <text:p/>
        </draw:line>
        <draw:line draw:style-name="gr5" draw:text-style-name="P2" draw:layer="layout" svg:x1="8.58cm" svg:y1="10.624cm" svg:x2="22.498cm" svg:y2="10.624cm">
          <text:p/>
        </draw:line>
        <draw:line draw:style-name="gr3" draw:text-style-name="P3" draw:layer="layout" svg:x1="18.063cm" svg:y1="10.624cm" svg:x2="18.063cm" svg:y2="16.742cm">
          <text:p/>
        </draw:line>
        <draw:g>
          <draw:frame draw:style-name="gr7" draw:text-style-name="P5" draw:layer="layout" svg:width="1.091cm" svg:height="1.199cm" svg:x="1.214cm" svg:y="2.321cm">
            <draw:text-box>
              <text:p text:style-name="P4"><text:span text:style-name="T1">27</text:span></text:p>
            </draw:text-box>
          </draw:frame>
          <draw:frame draw:style-name="gr8" draw:text-style-name="P6" draw:layer="layout" svg:width="2.119cm" svg:height="1.919cm" svg:x="2.05cm" svg:y="1.257cm">
            <draw:text-box>
              <text:p text:style-name="P4"><text:span text:style-name="T2">Co</text:span></text:p>
            </draw:text-box>
          </draw:frame>
          <draw:frame draw:style-name="gr9" draw:text-style-name="P5" draw:layer="layout" svg:width="1.091cm" svg:height="1.198cm" svg:x="1.214cm" svg:y="0.722cm">
            <draw:text-box>
              <text:p text:style-name="P4"><text:span text:style-name="T1">60</text:span></text:p>
            </draw:text-box>
          </draw:frame>
        </draw:g>
        <draw:frame draw:style-name="gr10" draw:text-style-name="P7" draw:layer="layout" svg:width="2.38cm" svg:height="0.961cm" svg:x="8.69cm" svg:y="9.646cm">
          <draw:text-box>
            <text:p text:style-name="P4"><text:span text:style-name="T3">0.12%</text:span></text:p>
          </draw:text-box>
        </draw:frame>
        <draw:frame draw:style-name="gr11" draw:text-style-name="P7" draw:layer="layout" svg:width="2.812cm" svg:height="0.959cm" svg:x="8.685cm" svg:y="4.754cm">
          <draw:text-box>
            <text:p text:style-name="P4"><text:span text:style-name="T3">99.88%</text:span></text:p>
          </draw:text-box>
        </draw:frame>
        <draw:frame draw:style-name="gr12" draw:text-style-name="P8" draw:layer="layout" svg:width="3.482cm" svg:height="0.96cm" svg:x="19.183cm" svg:y="4.656cm">
          <draw:text-box>
            <text:p text:style-name="P4"><text:span text:style-name="T4">2.50 MeV</text:span></text:p>
          </draw:text-box>
        </draw:frame>
        <draw:frame draw:style-name="gr13" draw:text-style-name="P8" draw:layer="layout" svg:width="3.482cm" svg:height="0.961cm" svg:x="19.183cm" svg:y="9.549cm">
          <draw:text-box>
            <text:p text:style-name="P4"><text:span text:style-name="T4">1.33 MeV</text:span></text:p>
          </draw:text-box>
        </draw:frame>
        <draw:frame draw:style-name="gr14" draw:text-style-name="P7" draw:layer="layout" svg:width="2.812cm" svg:height="0.961cm" svg:x="17.188cm" svg:y="16.988cm">
          <draw:text-box>
            <text:p text:style-name="P4"><text:span text:style-name="T3">99.98%</text:span></text:p>
          </draw:text-box>
        </draw:frame>
        <draw:frame draw:style-name="gr15" draw:text-style-name="P7" draw:layer="layout" svg:width="2.38cm" svg:height="0.96cm" svg:x="12.614cm" svg:y="10.885cm">
          <draw:text-box>
            <text:p text:style-name="P4"><text:span text:style-name="T3">99.8%</text:span></text:p>
          </draw:text-box>
        </draw:frame>
        <draw:frame draw:style-name="gr16" draw:text-style-name="P9" draw:layer="layout" svg:width="3.482cm" svg:height="0.96cm" draw:transform="rotate (1.5707963267949) translate (12.402cm 9.567cm)">
          <draw:text-box>
            <text:p text:style-name="P4"><text:span text:style-name="T5">1.17 MeV</text:span></text:p>
          </draw:text-box>
        </draw:frame>
        <draw:frame draw:style-name="gr16" draw:text-style-name="P9" draw:layer="layout" svg:width="3.482cm" svg:height="0.96cm" draw:transform="rotate (1.5707963267949) translate (16.99cm 15.378cm)">
          <draw:text-box>
            <text:p text:style-name="P4"><text:span text:style-name="T5">1.33 MeV</text:span></text:p>
          </draw:text-box>
        </draw:frame>
        <draw:frame draw:style-name="gr17" draw:text-style-name="P10" draw:layer="layout" svg:width="5.048cm" svg:height="1.315cm" svg:x="8.558cm" svg:y="16.226cm">
          <draw:text-box>
            <text:p text:style-name="P4"><text:span text:style-name="T6">Q = 2.82 MeV</text:span></text:p>
          </draw:text-box>
        </draw:frame>
        <draw:line draw:style-name="gr6" draw:text-style-name="P2" draw:layer="layout" svg:x1="8.581cm" svg:y1="10.637cm" svg:x2="12.405cm" svg:y2="10.637cm">
          <text:p/>
        </draw:line>
        <draw:frame draw:style-name="gr18" draw:text-style-name="P7" draw:layer="layout" svg:width="2.495cm" svg:height="0.96cm" svg:x="22.774cm" svg:y="5.337cm">
          <draw:text-box>
            <text:p text:style-name="P4"><text:span text:style-name="T3">0.30 ps</text:span></text:p>
          </draw:text-box>
        </draw:frame>
        <draw:frame draw:style-name="gr19" draw:text-style-name="P7" draw:layer="layout" svg:width="2.495cm" svg:height="0.961cm" svg:x="22.775cm" svg:y="10.191cm">
          <draw:text-box>
            <text:p text:style-name="P4"><text:span text:style-name="T3">0.71 ps</text:span></text:p>
          </draw:text-box>
        </draw:frame>
        <draw:g>
          <draw:frame draw:style-name="gr20" draw:text-style-name="P5" draw:layer="layout" svg:width="1.09cm" svg:height="1.198cm" svg:x="14.546cm" svg:y="19.892cm">
            <draw:text-box>
              <text:p text:style-name="P4"><text:span text:style-name="T1">28</text:span></text:p>
            </draw:text-box>
          </draw:frame>
          <draw:frame draw:style-name="gr21" draw:text-style-name="P6" draw:layer="layout" svg:width="2.12cm" svg:height="1.919cm" svg:x="15.38cm" svg:y="18.827cm">
            <draw:text-box>
              <text:p text:style-name="P4"><text:span text:style-name="T2">Ni</text:span></text:p>
            </draw:text-box>
          </draw:frame>
          <draw:frame draw:style-name="gr22" draw:text-style-name="P5" draw:layer="layout" svg:width="1.09cm" svg:height="1.199cm" svg:x="14.546cm" svg:y="18.292cm">
            <draw:text-box>
              <text:p text:style-name="P4"><text:span text:style-name="T1">60</text:span></text:p>
            </draw:text-box>
          </draw:frame>
        </draw:g>
        <draw:line draw:style-name="gr23" draw:text-style-name="P11" draw:layer="layout" svg:x1="7.9cm" svg:y1="0.4cm" svg:x2="8.6cm" svg:y2="2cm">
          <text:p/>
        </draw:line>
        <draw:frame draw:style-name="gr24" draw:text-style-name="P13" draw:layer="layout" svg:width="1.115cm" svg:height="1.094cm" svg:x="8.7cm" svg:y="0.606cm">
          <draw:text-box>
            <text:p text:style-name="P12"><text:span text:style-name="T7">β</text:span><text:span text:style-name="T8">-</text:span></text:p>
          </draw:text-box>
        </draw:frame>
        <draw:line draw:style-name="gr25" draw:text-style-name="P11" draw:layer="layout" svg:x1="7.874cm" svg:y1="4.174cm" svg:x2="8.574cm" svg:y2="5.774cm">
          <text:p/>
        </draw:line>
        <draw:line draw:style-name="gr25" draw:text-style-name="P11" draw:layer="layout" svg:x1="7.874cm" svg:y1="9.074cm" svg:x2="8.574cm" svg:y2="10.6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1" svg:font-family="Times"/>
    <style:font-face style:name="FreeSans1" svg:font-family="FreeSans" style:font-pitch="variable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4T13:58:50.266197358</meta:creation-date>
    <dc:date>2020-05-18T13:47:43.881280630</dc:date>
    <meta:editing-duration>PT15M31S</meta:editing-duration>
    <meta:editing-cycles>5</meta:editing-cycles>
    <meta:generator>LibreOffice/6.4.3.2$Linux_X86_64 LibreOffice_project/85aa6f776c6af63185291a519637a4f7af4e8a3b</meta:generator>
    <meta:document-statistic meta:object-count="32"/>
  </office:meta>
</office:document-meta>
</file>